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4.7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222.04mm" svg:height="114.75mm" svg:x="80.89mm" svg:y="0.8mm">
            <loext:p draw:notify-on-update-of-ranges="Feuille1.A1:Feuille1.A6 Feuille1.B1:Feuille1.B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nalyse fonctionnelle</text:p>
          </table:table-cell>
          <table:table-cell office:value-type="float" office:value="20800" calcext:value-type="float">
            <text:p>20800</text:p>
          </table:table-cell>
        </table:table-row>
        <table:table-row table:style-name="ro1">
          <table:table-cell office:value-type="string" calcext:value-type="string">
            <text:p>Phase de spécification technique</text:p>
          </table:table-cell>
          <table:table-cell office:value-type="float" office:value="22400" calcext:value-type="float">
            <text:p>22400</text:p>
          </table:table-cell>
        </table:table-row>
        <table:table-row table:style-name="ro1">
          <table:table-cell office:value-type="string" calcext:value-type="string">
            <text:p>Phase de développement</text:p>
          </table:table-cell>
          <table:table-cell office:value-type="float" office:value="50050" calcext:value-type="float">
            <text:p>50050</text:p>
          </table:table-cell>
        </table:table-row>
        <table:table-row table:style-name="ro1">
          <table:table-cell office:value-type="string" calcext:value-type="string">
            <text:p>Phase de recette et mise en production</text:p>
          </table:table-cell>
          <table:table-cell office:value-type="float" office:value="8450" calcext:value-type="float">
            <text:p>8450</text:p>
          </table:table-cell>
        </table:table-row>
        <table:table-row table:style-name="ro1">
          <table:table-cell office:value-type="string" calcext:value-type="string">
            <text:p>Frais de formation des utilisateurs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Coût externe</text:p>
          </table:table-cell>
          <table:table-cell office:value-type="float" office:value="10000" calcext:value-type="float">
            <text:p>1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6">00/00/0000</text:date>, <text:time style:data-style-name="N2" text:time-value="21:28:54.4321712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ona Ralijaona</meta:initial-creator>
    <meta:creation-date>2018-06-26T16:37:40.818022453</meta:creation-date>
    <dc:date>2018-06-26T21:37:52.388709337</dc:date>
    <dc:creator>Tiona Ralijaona</dc:creator>
    <meta:editing-duration>PT18M5S</meta:editing-duration>
    <meta:editing-cycles>3</meta:editing-cycles>
    <meta:generator>LibreOffice/5.1.6.2$Linux_X86_64 LibreOffice_project/10m0$Build-2</meta:generator>
    <meta:document-statistic meta:table-count="1" meta:cell-count="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205cm" svg:height="11.476cm" xlink:href=".." xlink:type="simple" chart:class="chart:circle" chart:style-name="ch1">
        <chart:legend chart:legend-position="start" svg:x="0.21cm" svg:y="1.72cm" style:legend-expansion="high" chart:style-name="ch2"/>
        <chart:plot-area chart:style-name="ch3" table:cell-range-address="Feuille1.A1:Feuille1.B6" chart:data-source-has-labels="column" svg:x="7.865cm" svg:y="0.229cm" svg:width="13.896cm" svg:height="11.018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7.865cm" svg:y="1.569cm" svg:width="13.896cm" svg:height="8.338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Feuille1.A1:Feuille1.A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Feuille1.B1:Feuille1.B6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Analyse fonctionnelle</text:p>
                <draw:g>
                  <svg:desc>Feuille1.A1:Feuille1.A6</svg:desc>
                </draw:g>
              </table:table-cell>
              <table:table-cell office:value-type="float" office:value="20800">
                <text:p>20800</text:p>
                <draw:g>
                  <svg:desc>Feuille1.B1:Feuille1.B6</svg:desc>
                </draw:g>
              </table:table-cell>
            </table:table-row>
            <table:table-row>
              <table:table-cell office:value-type="string">
                <text:p>Phase de spécification technique</text:p>
              </table:table-cell>
              <table:table-cell office:value-type="float" office:value="22400">
                <text:p>22400</text:p>
              </table:table-cell>
            </table:table-row>
            <table:table-row>
              <table:table-cell office:value-type="string">
                <text:p>Phase de développement</text:p>
              </table:table-cell>
              <table:table-cell office:value-type="float" office:value="50050">
                <text:p>50050</text:p>
              </table:table-cell>
            </table:table-row>
            <table:table-row>
              <table:table-cell office:value-type="string">
                <text:p>Phase de recette et mise en production</text:p>
              </table:table-cell>
              <table:table-cell office:value-type="float" office:value="8450">
                <text:p>8450</text:p>
              </table:table-cell>
            </table:table-row>
            <table:table-row>
              <table:table-cell office:value-type="string">
                <text:p>Frais de formation des utilisateurs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Coût externe</text:p>
              </table:table-cell>
              <table:table-cell office:value-type="float" office:value="10000">
                <text:p>1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